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2.1161in"/>
    </style:style>
    <style:style style:name="co7" style:family="table-column">
      <style:table-column-properties fo:break-before="auto" style:column-width="4.4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1-28" calcext:value-type="date">
            <text:p>2025-01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ourse Overview &amp; Introduction to ML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04" calcext:value-type="date">
            <text:p>2025-02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11" calcext:value-type="date">
            <text:p>2025-02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25" calcext:value-type="date">
            <text:p>2025-02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04" calcext:value-type="date">
            <text:p>2025-03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Classification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11" calcext:value-type="date">
            <text:p>2025-03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 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18" calcext:value-type="date">
            <text:p>2025-03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 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25" calcext:value-type="date">
            <text:p>2025-03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Ensemble Learning &amp; Resampling Method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01" calcext:value-type="date">
            <text:p>2025-04-0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ree-Based Method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08" calcext:value-type="date">
            <text:p>2025-04-0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Unsupervised Learning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22" calcext:value-type="date">
            <text:p>2025-04-2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 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29" calcext:value-type="date">
            <text:p>2025-04-2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 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06" calcext:value-type="date">
            <text:p>2025-05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Generative Mode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13" calcext:value-type="date">
            <text:p>2025-05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ourse Wrap-Up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2-18" calcext:value-type="date">
            <text:p>2025-02-18</text:p>
          </table:table-cell>
          <table:table-cell/>
          <table:table-cell office:value-type="string" calcext:value-type="string">
            <text:p>No class: Baruch on Monday Schedule (President's Day Make-Up)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15" calcext:value-type="date">
            <text:p>2025-04-15</text:p>
          </table:table-cell>
          <table:table-cell/>
          <table:table-cell office:value-type="string" calcext:value-type="string">
            <text:p>No class: Baruch Spring Rec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s</text:p>
          </table:table-cell>
          <table:table-cell table:formula="of:=[.E6]" office:value-type="date" office:date-value="2025-03-04" calcext:value-type="date">
            <text:p>2025-03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heory of Supervised Learning; Regression 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s</text:p>
          </table:table-cell>
          <table:table-cell table:formula="of:=[.E11]" office:value-type="date" office:date-value="2025-04-08" calcext:value-type="date">
            <text:p>2025-04-0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; Ensemble Learning; Tree-Based Method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</text:p>
          </table:table-cell>
          <table:table-cell table:formula="of:=[.E14]" office:value-type="date" office:date-value="2025-05-06" calcext:value-type="date">
            <text:p>2025-05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E3]" office:value-type="date" office:date-value="2025-02-04" calcext:value-type="date">
            <text:p>2025-02-04</text:p>
          </table:table-cell>
          <table:table-cell/>
          <table:table-cell office:value-type="string" calcext:value-type="string">
            <text:p>Research Report 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s</text:p>
          </table:table-cell>
          <table:table-cell table:formula="of:=[.E7]-4" office:value-type="date" office:date-value="2025-03-07" calcext:value-type="date">
            <text:p>2025-03-07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 Due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7]" office:value-type="date" office:date-value="2025-03-11" calcext:value-type="date">
            <text:p>2025-03-11</text:p>
          </table:table-cell>
          <table:table-cell/>
          <table:table-cell office:value-type="string" calcext:value-type="string">
            <text:p>Research Report I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s</text:p>
          </table:table-cell>
          <table:table-cell table:formula="of:=[.E12]-4" office:value-type="date" office:date-value="2025-04-18" calcext:value-type="date">
            <text:p>2025-04-18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I Due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12]" office:value-type="date" office:date-value="2025-04-22" calcext:value-type="date">
            <text:p>2025-04-22</text:p>
          </table:table-cell>
          <table:table-cell/>
          <table:table-cell office:value-type="string" calcext:value-type="string">
            <text:p>Research Report II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</text:p>
          </table:table-cell>
          <table:table-cell table:formula="of:=[.E15]-4" office:value-type="date" office:date-value="2025-05-09" calcext:value-type="date">
            <text:p>2025-05-0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II Due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 table:number-columns-repeated="2"/>
          <table:table-cell office:value-type="string" calcext:value-type="string">
            <text:p>Instructor</text:p>
          </table:table-cell>
          <table:table-cell table:style-name="Default" office:value-type="string" calcext:value-type="string">
            <text:p>TBD</text:p>
          </table:table-cell>
          <table:table-cell/>
          <table:table-cell office:value-type="string" calcext:value-type="string">
            <text:p>Prediction Competition Opened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 table:number-columns-repeated="2"/>
          <table:table-cell office:value-type="string" calcext:value-type="string">
            <text:p>Students</text:p>
          </table:table-cell>
          <table:table-cell table:formula="of:=[.E15]" office:value-type="date" office:date-value="2025-05-13" calcext:value-type="date">
            <text:p>2025-05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-Class Presentations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 table:number-columns-repeated="2"/>
          <table:table-cell office:value-type="string" calcext:value-type="string">
            <text:p>Students</text:p>
          </table:table-cell>
          <table:table-cell table:formula="of:=[.E28]+7" office:value-type="date" office:date-value="2025-05-20" calcext:value-type="date">
            <text:p>2025-05-20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Report</text:p>
          </table:table-cell>
        </table:table-row>
      </table:table>
      <table:named-expressions/>
      <table:database-ranges>
        <table:database-range table:name="__Anonymous_Sheet_DB__0" table:target-range-address="key_dates.A1:key_dates.G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0:35:36.0410205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1T13:46:42.339245849</dc:date>
    <meta:editing-duration>PT3H26M44S</meta:editing-duration>
    <meta:editing-cycles>8</meta:editing-cycles>
    <meta:generator>LibreOffice/24.8.4.2$MacOSX_AARCH64 LibreOffice_project/bb3cfa12c7b1bf994ecc5649a80400d06cd71002</meta:generator>
    <meta:document-statistic meta:table-count="1" meta:cell-count="164" meta:object-count="0"/>
  </office:meta>
</office:document-meta>
</file>